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eso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880" calcext:value-type="float">
            <text:p>13880</text:p>
          </table:table-cell>
          <table:table-cell table:formula="of:=[.B2]/[.A2]" office:value-type="float" office:value="308.444444444444" calcext:value-type="float">
            <text:p>308,44444444444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8600" calcext:value-type="float">
            <text:p>58600</text:p>
          </table:table-cell>
          <table:table-cell table:formula="of:=[.B3]/[.A3]" office:value-type="float" office:value="310.05291005291" calcext:value-type="float">
            <text:p>310,05291005291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6300" calcext:value-type="float">
            <text:p>76300</text:p>
          </table:table-cell>
          <table:table-cell table:formula="of:=[.B4]/[.A4]" office:value-type="float" office:value="311.428571428571" calcext:value-type="float">
            <text:p>311,428571428571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84900" calcext:value-type="float">
            <text:p>284900</text:p>
          </table:table-cell>
          <table:table-cell table:formula="of:=[.B5]/[.A5]" office:value-type="float" office:value="310.348583877996" calcext:value-type="float">
            <text:p>310,34858387799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785" calcext:value-type="float">
            <text:p>13785</text:p>
          </table:table-cell>
          <table:table-cell office:value-type="float" office:value="14037" calcext:value-type="float">
            <text:p>14037</text:p>
          </table:table-cell>
          <table:table-cell office:value-type="float" office:value="13908" calcext:value-type="float">
            <text:p>13908</text:p>
          </table:table-cell>
          <table:table-cell table:formula="of:=[.D8]/[.A8]" office:value-type="float" office:value="316.090909090909" calcext:value-type="float">
            <text:p>316,0909090909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8634" calcext:value-type="float">
            <text:p>58634</text:p>
          </table:table-cell>
          <table:table-cell office:value-type="float" office:value="58435" calcext:value-type="float">
            <text:p>58435</text:p>
          </table:table-cell>
          <table:table-cell office:value-type="float" office:value="58562" calcext:value-type="float">
            <text:p>58562</text:p>
          </table:table-cell>
          <table:table-cell table:formula="of:=[.D9]/[.A9]" office:value-type="float" office:value="316.551351351351" calcext:value-type="float">
            <text:p>316,55135135135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6341" calcext:value-type="float">
            <text:p>76341</text:p>
          </table:table-cell>
          <table:table-cell office:value-type="float" office:value="76211" calcext:value-type="float">
            <text:p>76211</text:p>
          </table:table-cell>
          <table:table-cell office:value-type="float" office:value="76281" calcext:value-type="float">
            <text:p>76281</text:p>
          </table:table-cell>
          <table:table-cell table:formula="of:=[.D10]/[.A10]" office:value-type="float" office:value="311.351020408163" calcext:value-type="float">
            <text:p>311,35102040816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85211" calcext:value-type="float">
            <text:p>285211</text:p>
          </table:table-cell>
          <table:table-cell office:value-type="float" office:value="284946" calcext:value-type="float">
            <text:p>284946</text:p>
          </table:table-cell>
          <table:table-cell office:value-type="float" office:value="285082" calcext:value-type="float">
            <text:p>285082</text:p>
          </table:table-cell>
          <table:table-cell table:formula="of:=[.D11]/[.A11]" office:value-type="float" office:value="310.546840958606" calcext:value-type="float">
            <text:p>310,5468409586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5T10:29:48.009000000</meta:creation-date>
    <dc:date>2020-10-25T10:57:15.460000000</dc:date>
    <meta:editing-duration>PT7M5S</meta:editing-duration>
    <meta:editing-cycles>1</meta:editing-cycles>
    <meta:document-statistic meta:table-count="1" meta:cell-count="37" meta:object-count="0"/>
    <meta:generator>LibreOffice/6.3.4.2$Windows_X86_64 LibreOffice_project/60da17e045e08f1793c57c00ba83cdfce946d0aa</meta:generator>
  </office:meta>
</office:document-meta>
</file>